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8a79" officeooo:paragraph-rsid="001d8a79"/>
    </style:style>
    <style:style style:name="P2" style:family="paragraph" style:parent-style-name="Standard">
      <style:text-properties officeooo:rsid="001d8a79" officeooo:paragraph-rsid="001d8a79"/>
    </style:style>
    <style:style style:name="P3" style:family="paragraph" style:parent-style-name="Standard">
      <style:text-properties officeooo:rsid="001d8ffb" officeooo:paragraph-rsid="001d8ffb"/>
    </style:style>
    <style:style style:name="T1" style:family="text">
      <style:text-properties officeooo:rsid="001d8f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ttons</text:p>
      <text:p text:style-name="P1"/>
      <text:p text:style-name="P1">1: <text:span text:style-name="T1">S</text:span>how times</text:p>
      <text:p text:style-name="P1">2: <text:span text:style-name="T1">Sh</text:span>ow percents</text:p>
      <text:p text:style-name="P1">3: <text:span text:style-name="T1">B</text:span>acklight on/off</text:p>
      <text:p text:style-name="P3">4: Force stop 3 hours</text:p>
      <text:p text:style-name="P1">8: <text:span text:style-name="T1">R</text:span>eset <text:span text:style-name="T1">EEPROM</text:span> / <text:span text:style-name="T1">stat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9T08:39:22.395652413</meta:creation-date>
    <dc:date>2023-07-10T10:42:03.991940112</dc:date>
    <meta:editing-duration>PT2M33S</meta:editing-duration>
    <meta:editing-cycles>2</meta:editing-cycles>
    <meta:generator>LibreOffice/7.5.4.2$Linux_X86_64 LibreOffice_project/50$Build-2</meta:generator>
    <meta:document-statistic meta:table-count="0" meta:image-count="0" meta:object-count="0" meta:page-count="1" meta:paragraph-count="6" meta:word-count="20" meta:character-count="99" meta:non-whitespace-character-count="85"/>
  </office:meta>
</office:document-meta>
</file>